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2" svg:font-family="'Lucida Sans'"/>
    <style:font-face style:name="OpenSymbol" svg:font-family="OpenSymbol"/>
    <style:font-face style:name="Trebuchet MS" svg:font-family="'Trebuchet MS'"/>
    <style:font-face style:name="Lucida Grande" svg:font-family="'Lucida Grande'" style:font-family-generic="swiss"/>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26in" style:rel-column-width="11191*"/>
    </style:style>
    <style:style style:name="Table3.B" style:family="table-column">
      <style:table-column-properties style:column-width="0.8632in" style:rel-column-width="8168*"/>
    </style:style>
    <style:style style:name="Table3.C" style:family="table-column">
      <style:table-column-properties style:column-width="4.8792in" style:rel-column-width="46176*"/>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6pt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margin-left="0.5in" fo:margin-right="0in" fo:line-height="115%" fo:text-indent="0in" style:auto-text-indent="false" fo:break-before="auto" fo:break-after="auto" style:writing-mode="lr-tb"/>
    </style:style>
    <style:style style:name="P14" style:family="paragraph" style:parent-style-name="Standard">
      <style:paragraph-properties fo:margin-left="0.5in" fo:margin-right="0in" fo:line-height="115%" fo:text-indent="0in" style:auto-text-indent="false" fo:break-before="auto" fo:break-after="auto" style:writing-mode="lr-tb"/>
      <style:text-properties fo:color="#666666" style:font-name="Trebuchet MS" fo:font-style="italic" style:font-name-asian="Trebuchet MS" style:font-style-asian="italic" style:font-name-complex="Trebuchet MS" style:font-style-complex="italic"/>
    </style:style>
    <style:style style:name="P15" style:family="paragraph" style:parent-style-name="Standard">
      <style:paragraph-properties fo:margin-left="0.5in" fo:margin-right="0in" fo:line-height="115%" fo:text-indent="0in" style:auto-text-indent="false" style:writing-mode="lr-tb"/>
    </style:style>
    <style:style style:name="P16" style:family="paragraph" style:parent-style-name="Standard">
      <style:paragraph-properties fo:margin-top="0in" fo:margin-bottom="0in" style:contextual-spacing="false" fo:line-height="115%" style:writing-mode="lr-tb"/>
    </style:style>
    <style:style style:name="P17" style:family="paragraph" style:parent-style-name="Standard">
      <style:paragraph-properties fo:margin-left="0in" fo:margin-right="0in" fo:line-height="115%" fo:text-indent="0in" style:auto-text-indent="false" style:writing-mode="lr-tb"/>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text-properties officeooo:paragraph-rsid="001a60df"/>
    </style:style>
    <style:style style:name="P30" style:family="paragraph" style:parent-style-name="Text_20_body">
      <style:text-properties fo:font-style="normal" officeooo:paragraph-rsid="001bb8b2" style:font-style-asian="normal" style:font-style-complex="normal"/>
    </style:style>
    <style:style style:name="P31" style:family="paragraph" style:parent-style-name="Text_20_body">
      <style:text-properties officeooo:paragraph-rsid="001d0eaa"/>
    </style:style>
    <style:style style:name="P32" style:family="paragraph" style:parent-style-name="Text_20_body">
      <style:text-properties officeooo:paragraph-rsid="00286174"/>
    </style:style>
    <style:style style:name="P33" style:family="paragraph" style:parent-style-name="Text_20_body">
      <style:text-properties officeooo:paragraph-rsid="0029267f"/>
    </style:style>
    <style:style style:name="P34" style:family="paragraph" style:parent-style-name="Heading_20_1">
      <style:text-properties style:font-name="Arial" fo:font-size="24pt" fo:font-weight="bold" style:font-name-asian="Arial" style:font-size-asian="24pt" style:font-weight-asian="bold" style:font-name-complex="Arial" style:font-size-complex="24pt" style:font-weight-complex="bold"/>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2">
      <style:text-properties fo:font-weight="bold" style:font-weight-asian="bold" style:font-weight-complex="bold"/>
    </style:style>
    <style:style style:name="P38" style:family="paragraph" style:parent-style-name="Heading_20_2">
      <style:text-properties style:font-name="Arial" fo:font-size="18pt" style:font-name-asian="Arial" style:font-size-asian="18pt" style:font-name-complex="Arial" style:font-size-complex="18pt"/>
    </style:style>
    <style:style style:name="P39" style:family="paragraph" style:parent-style-name="Heading_20_2">
      <style:paragraph-properties fo:margin-top="0.25in" fo:margin-bottom="0.0555in" style:contextual-spacing="false" fo:line-height="115%" fo:break-before="auto" fo:break-after="auto" style:writing-mode="lr-tb"/>
      <style:text-properties style:font-name="Arial" fo:font-size="18pt" style:font-name-asian="Arial" style:font-size-asian="18pt" style:font-name-complex="Arial" style:font-size-complex="18pt"/>
    </style:style>
    <style:style style:name="P40" style:family="paragraph" style:parent-style-name="Heading_20_3">
      <style:text-properties fo:font-style="normal" style:font-style-asian="normal" style:font-style-complex="normal"/>
    </style:style>
    <style:style style:name="P41" style:family="paragraph" style:parent-style-name="Heading_20_3">
      <style:paragraph-properties fo:line-height="115%" fo:break-before="auto" fo:break-after="auto" style:writing-mode="lr-tb"/>
    </style:style>
    <style:style style:name="P42" style:family="paragraph" style:parent-style-name="Heading_20_6">
      <style:paragraph-properties fo:margin-left="0.5in" fo:margin-right="0in" fo:line-height="115%" fo:text-indent="0in" style:auto-text-indent="false" fo:break-before="auto" fo:break-after="auto" style:writing-mode="lr-tb"/>
    </style:style>
    <style:style style:name="P43" style:family="paragraph" style:parent-style-name="Heading_20_6">
      <style:paragraph-properties fo:margin-left="0.5in" fo:margin-right="0in" fo:margin-top="0.111in" fo:margin-bottom="0in" style:contextual-spacing="false" fo:line-height="115%" fo:text-indent="0in" style:auto-text-indent="false" fo:break-before="auto" fo:break-after="auto" style:writing-mode="lr-tb"/>
    </style:style>
    <style:style style:name="P44" style:family="paragraph" style:parent-style-name="Standard" style:list-style-name=""/>
    <style:style style:name="P45"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46" style:family="paragraph" style:parent-style-name="Standard" style:list-style-name="L11"/>
    <style:style style:name="P47" style:family="paragraph" style:parent-style-name="Standard" style:list-style-name="L12"/>
    <style:style style:name="P48" style:family="paragraph" style:parent-style-name="Standard" style:list-style-name="L13"/>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
      <style:paragraph-properties fo:text-align="end" style:justify-single-word="false" fo:padding="0in" fo:border-left="none" fo:border-right="none" fo:border-top="none" fo:border-bottom="0.51pt solid #000000" style:shadow="none"/>
      <style:text-properties style:font-name="Palatino Linotype" fo:font-size="28pt" fo:font-weight="bold" style:font-size-asian="28pt" style:font-weight-asian="bold" style:font-size-complex="28pt" style:font-weight-complex="bold"/>
    </style:style>
    <style:style style:name="P53" style:family="paragraph" style:parent-style-name="Standard" style:list-style-name="">
      <style:paragraph-properties fo:text-align="end" style:justify-single-word="false" fo:break-before="page"/>
      <style:text-properties style:font-name="URW Palladio L" fo:font-size="18pt" fo:font-style="italic" style:font-size-asian="18pt" style:font-style-asian="italic" style:font-size-complex="18pt" style:font-style-complex="italic"/>
    </style:style>
    <style:style style:name="P54" style:family="paragraph" style:parent-style-name="Standard" style:list-style-name="LS1">
      <style:paragraph-properties fo:margin-top="0in" fo:margin-bottom="0in" style:contextual-spacing="false" fo:line-height="115%" fo:break-before="auto" fo:break-after="auto" style:writing-mode="lr-tb"/>
    </style:style>
    <style:style style:name="P55" style:family="paragraph" style:parent-style-name="Standard" style:list-style-name="LS2">
      <style:paragraph-properties fo:margin-top="0in" fo:margin-bottom="0in" style:contextual-spacing="false" fo:line-height="115%" fo:break-before="auto" fo:break-after="auto" style:writing-mode="lr-tb"/>
    </style:style>
    <style:style style:name="P56" style:family="paragraph">
      <style:paragraph-properties fo:margin-left="0in" fo:margin-right="0in" fo:margin-top="0in" fo:margin-bottom="0in" fo:line-height="100%" fo:text-align="start" fo:text-indent="0in"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266ac4" style:font-style-asian="normal" style:font-style-complex="normal"/>
    </style:style>
    <style:style style:name="T7" style:family="text">
      <style:text-properties fo:font-style="normal" officeooo:rsid="00286174"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666666" style:font-name="Trebuchet MS" fo:font-size="10pt" fo:font-style="italic" style:font-name-asian="Trebuchet MS" style:font-size-asian="10pt" style:font-style-asian="italic" style:font-name-complex="Trebuchet MS" style:font-size-complex="10pt" style:font-style-complex="italic"/>
    </style:style>
    <style:style style:name="T10" style:family="text">
      <style:text-properties officeooo:rsid="0015c404"/>
    </style:style>
    <style:style style:name="T11" style:family="text">
      <style:text-properties officeooo:rsid="0016ed8a"/>
    </style:style>
    <style:style style:name="T12" style:family="text">
      <style:text-properties officeooo:rsid="00176965"/>
    </style:style>
    <style:style style:name="T13" style:family="text">
      <style:text-properties officeooo:rsid="0017b0a2"/>
    </style:style>
    <style:style style:name="T14" style:family="text">
      <style:text-properties officeooo:rsid="00194201"/>
    </style:style>
    <style:style style:name="T15" style:family="text">
      <style:text-properties officeooo:rsid="001a60df"/>
    </style:style>
    <style:style style:name="T16" style:family="text">
      <style:text-properties officeooo:rsid="001b64cb"/>
    </style:style>
    <style:style style:name="T17" style:family="text">
      <style:text-properties officeooo:rsid="001b72b5"/>
    </style:style>
    <style:style style:name="T18" style:family="text">
      <style:text-properties officeooo:rsid="001bb8b2"/>
    </style:style>
    <style:style style:name="T19" style:family="text">
      <style:text-properties officeooo:rsid="001d0eaa"/>
    </style:style>
    <style:style style:name="T20" style:family="text">
      <style:text-properties officeooo:rsid="001e2d01"/>
    </style:style>
    <style:style style:name="T21" style:family="text">
      <style:text-properties officeooo:rsid="001f546c"/>
    </style:style>
    <style:style style:name="T22" style:family="text">
      <style:text-properties officeooo:rsid="00200a63"/>
    </style:style>
    <style:style style:name="T23" style:family="text">
      <style:text-properties officeooo:rsid="0021609b"/>
    </style:style>
    <style:style style:name="T24" style:family="text">
      <style:text-properties officeooo:rsid="002329b9"/>
    </style:style>
    <style:style style:name="T25" style:family="text">
      <style:text-properties officeooo:rsid="00276700"/>
    </style:style>
    <style:style style:name="T26" style:family="text">
      <style:text-properties officeooo:rsid="00286174"/>
    </style:style>
    <style:style style:name="T27" style:family="text">
      <style:text-properties officeooo:rsid="0029267f"/>
    </style:style>
    <style:style style:name="T28" style:family="text">
      <style:text-properties officeooo:rsid="002a6968"/>
    </style:style>
    <style:style style:name="T29" style:family="text">
      <style:text-properties officeooo:rsid="002c8320"/>
    </style:style>
    <style:style style:name="T30" style:family="text">
      <style:text-properties officeooo:rsid="002e0ed8"/>
    </style:style>
    <style:style style:name="T3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52" text:outline-level="1">RESTful Service Best Practices</text:h>
      <text:h text:style-name="P45" text:outline-level="1">Recommendations for Creating Web Services</text:h>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Todd Fredrich</text:h>
      <text:h text:style-name="P45" text:outline-level="1">Pearson eCollege</text:h>
      <text:h text:style-name="P45" text:outline-level="1">@tfredrich</text:h>
      <text:h text:style-name="P45" text:outline-level="1"><text:a xlink:type="simple" xlink:href="http://www.RestApiTutorial.com/">www.RestApiTutorial.com</text:a></text:h>
      <text:h text:style-name="P53" text:outline-level="1"/>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8">Document History<text:tab/>5</text:p>
          <text:p text:style-name="P18">Who Should Read This Document<text:tab/>5</text:p>
          <text:p text:style-name="P18">Introduction<text:tab/>6</text:p>
          <text:p text:style-name="P18">What is REST?<text:tab/>6</text:p>
          <text:p text:style-name="P20">Uniform Interface<text:tab/>7</text:p>
          <text:p text:style-name="P19">Resource-Based<text:tab/>7</text:p>
          <text:p text:style-name="P19">Manipulation of Resources Through Representations<text:tab/>7</text:p>
          <text:p text:style-name="P19">Self-descriptive Messages<text:tab/>7</text:p>
          <text:p text:style-name="P19">Hypermedia as the Engine of Application State (HATEOAS)<text:tab/>7</text:p>
          <text:p text:style-name="P20">Stateless<text:tab/>7</text:p>
          <text:p text:style-name="P20">Cacheable<text:tab/>8</text:p>
          <text:p text:style-name="P20">Client–server<text:tab/>8</text:p>
          <text:p text:style-name="P20">Layered system<text:tab/>8</text:p>
          <text:p text:style-name="P20">Code on demand (optional)<text:tab/>8</text:p>
          <text:p text:style-name="P18">REST Quick Tips<text:tab/>9</text:p>
          <text:p text:style-name="P20">Use HTTP Verbs to Mean Something<text:tab/>9</text:p>
          <text:p text:style-name="P20">Sensible Resource Names<text:tab/>9</text:p>
          <text:p text:style-name="P20">XML and JSON<text:tab/>9</text:p>
          <text:p text:style-name="P20">Create Fine-Grained Resources<text:tab/>10</text:p>
          <text:p text:style-name="P20">Consider Connectedness<text:tab/>10</text:p>
          <text:p text:style-name="P18">Definitions<text:tab/>10</text:p>
          <text:p text:style-name="P20">Idempotence<text:tab/>10</text:p>
          <text:p text:style-name="P20">Safety<text:tab/>11</text:p>
          <text:p text:style-name="P18">HTTP Verbs<text:tab/>11</text:p>
          <text:p text:style-name="P20">GET<text:tab/>11</text:p>
          <text:p text:style-name="P20">PUT<text:tab/>12</text:p>
          <text:p text:style-name="P20">POST<text:tab/>12</text:p>
          <text:p text:style-name="P20">PUT vs POST for Creation<text:tab/>13</text:p>
          <text:p text:style-name="P20">DELETE<text:tab/>13</text:p>
          <text:p text:style-name="P18">Resource Naming<text:tab/>14</text:p>
          <text:p text:style-name="P20">Resource URI Examples<text:tab/>15</text:p>
          <text:p text:style-name="P20">Resource Naming Anti-Patterns<text:tab/>16</text:p>
          <text:p text:style-name="P20">Pluralization<text:tab/>16</text:p>
          <text:p text:style-name="P18">Returning Representations<text:tab/>17</text:p>
          <text:p text:style-name="P20">Resource Discoverability Through Links (HATEOAS cont'd)<text:tab/>18</text:p>
          <text:p text:style-name="P19">Minimal Linking Recommendations<text:tab/>19</text:p>
          <text:p text:style-name="P19">Link Format<text:tab/>19</text:p>
          <text:p text:style-name="P20">Wrapped Responses<text:tab/>21</text:p>
          <text:p text:style-name="P20">Handling Cross-Domain Issues<text:tab/>22</text:p>
          <text:p text:style-name="P19">Supporting CORS<text:tab/>22</text:p>
          <text:p text:style-name="P19">Supporting JSONP<text:tab/>22</text:p>
          <text:p text:style-name="P18">Querying, Filtering and Pagination<text:tab/>23</text:p>
          <text:p text:style-name="P20">Limiting Results<text:tab/>24</text:p>
          <text:p text:style-name="P19"><text:soft-page-break/>Limiting via the Range Header<text:tab/>25</text:p>
          <text:p text:style-name="P19">Limiting via Query-String Parameters<text:tab/>25</text:p>
          <text:p text:style-name="P19">Range-Based Responses<text:tab/>25</text:p>
          <text:p text:style-name="P20">Pagination<text:tab/>26</text:p>
          <text:p text:style-name="P20">Filtering and Sorting Results<text:tab/>27</text:p>
          <text:p text:style-name="P19">Filtering<text:tab/>27</text:p>
          <text:p text:style-name="P19">Sorting<text:tab/>28</text:p>
          <text:p text:style-name="P18">Service Versioning<text:tab/>28</text:p>
          <text:p text:style-name="P20">Support Versioning via Content Negotiation<text:tab/>29</text:p>
          <text:p text:style-name="P19">What version is returned when no version is specified?<text:tab/>31</text:p>
          <text:p text:style-name="P19">Unsupported Versions Requested<text:tab/>31</text:p>
          <text:p text:style-name="P20">When Should I Create a New Version?<text:tab/>32</text:p>
          <text:p text:style-name="P19">Changes that will break contracts<text:tab/>32</text:p>
          <text:p text:style-name="P19">Changes considered non-breaking<text:tab/>33</text:p>
          <text:p text:style-name="P20">At What Level Should Versioning Occur?<text:tab/>33</text:p>
          <text:p text:style-name="P20">Use Content-Location to Enhance Responses<text:tab/>33</text:p>
          <text:p text:style-name="P20">Links with Content-Type<text:tab/>33</text:p>
          <text:p text:style-name="P20">Finding Out What Versions are Supported<text:tab/>33</text:p>
          <text:p text:style-name="P19">How many versions should I support at once?<text:tab/>33</text:p>
          <text:p text:style-name="P19">Deprecated<text:tab/>33</text:p>
          <text:p text:style-name="P19">How do I inform clients about deprecated resources?<text:tab/>34</text:p>
          <text:p text:style-name="P18">Date/Time Handling<text:tab/>34</text:p>
          <text:p text:style-name="P20">Date/Time Serialization In Body Content<text:tab/>34</text:p>
          <text:p text:style-name="P20">Date/Time Serialization In HTTP Headers<text:tab/>35</text:p>
          <text:p text:style-name="P18">Securing Services<text:tab/>35</text:p>
          <text:p text:style-name="P20">Authentication<text:tab/>35</text:p>
          <text:p text:style-name="P20">Transport Security<text:tab/>36</text:p>
          <text:p text:style-name="P20">Authorization<text:tab/>36</text:p>
          <text:p text:style-name="P20">Application Security<text:tab/>36</text:p>
          <text:p text:style-name="P18">Caching and Scalability<text:tab/>37</text:p>
          <text:p text:style-name="P19">The ETag Header<text:tab/>37</text:p>
          <text:p text:style-name="P18">HTTP Status Codes (Top 10)<text:tab/>39</text:p>
          <text:p text:style-name="P18">Additional Resources<text:tab/>40</text:p>
          <text:p text:style-name="P20">Books<text:tab/>40</text:p>
          <text:p text:style-name="P20">Websites<text:tab/>40</text:p>
        </text:index-body>
      </text:table-of-content>
      <text:h text:style-name="P44" text:outline-level="1"/>
      <text:h text:style-name="P36"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5" office:value-type="string">
            <text:p text:style-name="Table_20_Contents">Feb 10, 2012</text:p>
          </table:table-cell>
          <table:table-cell table:style-name="Table3.B5" office:value-type="string">
            <text:p text:style-name="Table_20_Contents">Draft</text:p>
          </table:table-cell>
          <table:table-cell table:style-name="Table3.C5" office:value-type="string">
            <text:p text:style-name="Table_20_Contents">Initial draft version.</text:p>
          </table:table-cell>
        </table:table-row>
        <table:table-row>
          <table:table-cell table:style-name="Table3.A5" office:value-type="string">
            <text:p text:style-name="Table_20_Contents"><text:date style:data-style-name="N75" text:date-value="2012-04-24T08:16:38.990000062" text:fixed="true">Apr 24, 2012</text:date></text:p>
          </table:table-cell>
          <table:table-cell table:style-name="Table3.B5" office:value-type="string">
            <text:p text:style-name="Table_20_Contents">v1.0</text:p>
          </table:table-cell>
          <table:table-cell table:style-name="Table3.C5" office:value-type="string">
            <text:p text:style-name="Table_20_Contents">Initial public (non-draft) version.</text:p>
          </table:table-cell>
        </table:table-row>
        <table:table-row>
          <table:table-cell table:style-name="Table3.A5" office:value-type="string">
            <text:p text:style-name="Table_20_Contents"><text:date style:data-style-name="N75" text:date-value="2012-05-29T11:17:48.990000081" text:fixed="true">May 29, 2012</text:date></text:p>
          </table:table-cell>
          <table:table-cell table:style-name="Table3.B5" office:value-type="string">
            <text:p text:style-name="Table_20_Contents">v1.1</text:p>
          </table:table-cell>
          <table:table-cell table:style-name="Table3.C5" office:value-type="string">
            <text:p text:style-name="Table_20_Contents">Minor updates to correct misspellings and clarify wording after feedback from API Best Practices Task force.</text:p>
          </table:table-cell>
        </table:table-row>
        <table:table-row>
          <table:table-cell table:style-name="Table3.A5" office:value-type="string">
            <text:p text:style-name="Table_20_Contents"><text:date style:data-style-name="N75" text:date-value="2013-08-02T10:37:46.980000142" text:fixed="true">Aug 2, 2013</text:date></text:p>
          </table:table-cell>
          <table:table-cell table:style-name="Table3.B5" office:value-type="string">
            <text:p text:style-name="Table_20_Contents">v1.2</text:p>
          </table:table-cell>
          <table:table-cell table:style-name="Table3.C5" office:value-type="string">
            <text:p text:style-name="Table_20_Contents">Updated versioning section. <text:s/>Additional minor corrections of misspellings, wording, etc.</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engineers <text:span text:style-name="T10">who support</text:span>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text:span text:style-name="T10">that</text:span> offer high levels of consistency across their service suites.</text:p>
      <text:h text:style-name="P36"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text:span text:style-name="T11">discusses</text:span>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pan text:style-name="T11">which </text:span>were originally communicated by Roy Fielding in his doctoral dissertation (see <text:a xlink:type="simple" xlink:href="http://www.ics.uci.edu/~fielding/pubs/dissertation/rest_arch_style.htm">http://www.ics.uci.edu/~fielding/pubs/dissertation/rest_arch_style.htm</text:a>). <text:span text:style-name="T11">They</text:span> define the basis of RESTful-style.</text:p>
      <text:p text:style-name="Text_20_body">The six constraints are:</text:p>
      <text:list xml:id="list861763914369368106" text:style-name="L11">
        <text:list-item>
          <text:p text:style-name="P46">Uniform Interface</text:p>
        </text:list-item>
        <text:list-item>
          <text:p text:style-name="P46">Stateless</text:p>
        </text:list-item>
        <text:list-item>
          <text:p text:style-name="P46">Cacheable</text:p>
        </text:list-item>
        <text:list-item>
          <text:p text:style-name="P46">Client-Server</text:p>
        </text:list-item>
        <text:list-item>
          <text:p text:style-name="P46">Layered System</text:p>
        </text:list-item>
        <text:list-item>
          <text:p text:style-name="P21">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text:span text:style-name="T11">application </text:span>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text:span text:style-name="T11">attached </text:span>metadata, <text:span text:style-name="T11">the client </text:span>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text:span text:style-name="T11">codes,</text:span> and response body.</text:p>
      <text:p text:style-name="Text_20_body"><text:soft-page-break/>Most of us who have been in the industry for a while are accustomed to programming within a container which provides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text:span text:style-name="T11">in</text:span>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a certain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37"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resource data. <text:s/>Measurements and tracking may still occur, which updates data, but not resource data identified by the URI.</text:p>
      <text:h text:style-name="P37"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text:span text:style-name="T12">This</text:span> makes things more clear. <text:s/>Use the HTTP methods to specify the verb portion of the request.</text:p>
      <text:h text:style-name="P37" text:outline-level="2">XML and JSON</text:h>
      <text:p text:style-name="Text_20_body">Favor JSON support as the default, but unless the costs of offering both JSON and XML are staggering, offer both. <text:s/>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text:span text:style-name="T12">Plus,</text:span>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text:span text:style-name="T12">d</text:span> in a RESTful service context. <text:s/>XML that is returned is more JSON like—simple and easy to read, without the schema and namespace details present—just data and links. <text:s/>If it ends up being more <text:soft-page-break/>complex than this, see the first paragraph of this tip—the cost of XML will be staggering. <text:s/>In our experience few consumers use the XML responses anyway. <text:s/>This is the last '<text:span text:style-name="T12">gasp</text:span>' before <text:span text:style-name="T12">XML</text:span> gets phased out entirely.</text:p>
      <text:h text:style-name="P37"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least, a 'self' reference informs clients how the data was or can be retrieved. <text:s/>Additionally, utilize the <text:span text:style-name="T2">Location</text:span> header to contain a link on resource creation via POST. <text:s/>For collections returned in a response that support pagination, 'first', 'last', 'next', and 'prev' links at a minimum are very helpful.</text:p>
      <text:h text:style-name="Heading_20_1" text:outline-level="1">Definitions</text:h>
      <text:h text:style-name="Heading_20_2" text:outline-level="2">Idempotence</text:h>
      <text:p text:style-name="Text_20_body">Contrary to how it sounds, make no mistake, this <text:span text:style-name="T13">term </text:span>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text:soft-page-break/>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text:span text:style-name="T14">ing</text:span> <text:span text:style-name="T14">about</text:span>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text:span text:style-name="T14">verbs</text:span>,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text:span text:style-name="T14">them</text:span> once has the same effect as calling <text:span text:style-name="T14">them</text:span>10 times, or none at all. <text:s/>Additionally, GET (and HEAD) is idempotent, which means that making multiple identical requests ends up having the same result as a single request.</text:p>
      <text:p text:style-name="Text_20_body"><text:soft-page-break/>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P29">However, PUT can also be used to create a resource whe<text:span text:style-name="T15">n </text:span>the resource ID is chosen by the client instead of by the server — <text:span text:style-name="T15">i</text:span>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 </text:span>in that it modifies (or creates) state on the server, but it is <text:span text:style-name="T2">idempotent</text:span>. <text:s/>In other words, if you create or update a resource using PUT and then make that same call again, the resource is still there and still has the same state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P29">The POST verb is most-often utilized for <text:span text:style-name="T15">creating </text:span>new resources. <text:s/>In particular, it's used to create <text:span text:style-name="T2">subordinate</text:span> resources — <text:span text:style-name="T15">t</text:span>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 likely result in two resources containing the same <text:soft-page-break/>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text:span text:style-name="T15">I</text:span>f the client knows what the resulting URI (or resource ID) will be, use PUT at that URI.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DELETE http://www.example.com/buckets/sample</text:p>
      <text:p text:style-name="Text_20_body">On successful deletion, return HTTP status 200 (OK) along with a response body, perhaps the representation of the deleted item (<text:span text:style-name="T15">if it doesn't</text:span> demand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5" office:value-type="string">
            <text:p text:style-name="Table_20_Contents">GET</text:p>
          </table:table-cell>
          <table:table-cell table:style-name="Table2.B5" office:value-type="string">
            <text:p text:style-name="Table_20_Contents">200 (OK), list of customers. Use pagination, sorting, and filtering to navigate big lists.</text:p>
          </table:table-cell>
          <table:table-cell table:style-name="Table2.C5" office:value-type="string">
            <text:p text:style-name="Table_20_Contents">200 (OK), single customer. 404 (Not Found), if ID not found or invalid.</text:p>
          </table:table-cell>
        </table:table-row>
        <table:table-row>
          <table:table-cell table:style-name="Table2.A5" office:value-type="string">
            <text:p text:style-name="Table_20_Contents">PUT</text:p>
          </table:table-cell>
          <table:table-cell table:style-name="Table2.B5" office:value-type="string">
            <text:p text:style-name="Table_20_Contents">404 (Not Found), unless you want to update/replace every resource in the entire collection.</text:p>
          </table:table-cell>
          <table:table-cell table:style-name="Table2.C5" office:value-type="string">
            <text:p text:style-name="Table_20_Contents">200 (OK) or 204 (No Content). <text:s/>404 (Not Found), if ID not found or invalid.</text:p>
          </table:table-cell>
        </table:table-row>
        <text:soft-page-break/>
        <table:table-row>
          <table:table-cell table:style-name="Table2.A5" office:value-type="string">
            <text:p text:style-name="Table_20_Contents">POST</text:p>
          </table:table-cell>
          <table:table-cell table:style-name="Table2.B5" office:value-type="string">
            <text:p text:style-name="Table_20_Contents">201 (Created), 'Location' header with link to /customers/{id} containing new ID.</text:p>
          </table:table-cell>
          <table:table-cell table:style-name="Table2.C5" office:value-type="string">
            <text:p text:style-name="Table_20_Contents">404 (Not Found).</text:p>
          </table:table-cell>
        </table:table-row>
        <table:table-row>
          <table:table-cell table:style-name="Table2.A5" office:value-type="string">
            <text:p text:style-name="Table_20_Contents">DELETE</text:p>
          </table:table-cell>
          <table:table-cell table:style-name="Table2.B5" office:value-type="string">
            <text:p text:style-name="Table_20_Contents">404 (Not Found), unless you want to delete the whole collection—not often desirable.</text:p>
          </table:table-cell>
          <table:table-cell table:style-name="Table2.C5"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text:span text:style-name="T16">f</text:span>ul API ends up being simply a collection of URIs, HTTP calls to those URIs, and some JSON and/or XML representations of 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text:span text:style-name="T16">but</text:span> verbs do not, <text:span text:style-name="T16">which is</text:span> another <text:span text:style-name="T16">way to </text:span>distinguish <text:span text:style-name="T16">them</text:span>.</text:p>
      <text:p text:style-name="Text_20_body">Some example resources are:</text:p>
      <text:list xml:id="list7215053816922129559" text:style-name="L12">
        <text:list-item>
          <text:p text:style-name="P47">Users of the system.</text:p>
        </text:list-item>
        <text:list-item>
          <text:p text:style-name="P47">Courses in which a student is enrolled.</text:p>
        </text:list-item>
        <text:list-item>
          <text:p text:style-name="P47">A user's timeline of posts.</text:p>
        </text:list-item>
        <text:list-item>
          <text:p text:style-name="P47">The users that follow another user.</text:p>
        </text:list-item>
        <text:list-item>
          <text:p text:style-name="P22">An article about horseback riding.</text:p>
        </text:list-item>
      </text:list>
      <text:p text:style-name="Text_20_body">Each resource in a service suite will have at least one URI identifying it. <text:s/><text:span text:style-name="T16">I</text:span>t's best when that URI makes sense and adequately describes the resource. <text:s/>URIs should follow a predictable, hierarchical structure to enhance understandability and, therefore, usability: <text:s/>predictable in the sense that they're consistent, <text:span text:style-name="T16">and</text:span> hierarchical in the sense that data has structure <text:span text:style-name="T16">and </text:span>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text:soft-page-break/>Resource URI Examples</text:h>
      <text:p text:style-name="Standard">To insert (create) a new customer in the system, we might use:</text:p>
      <text:p text:style-name="Text_20_body"><text:span text:style-name="T2">POST http://www.example.com/customers</text:span></text:p>
      <text:p text:style-name="Standard">To read a customer with Customer ID# 33245:</text:p>
      <text:p text:style-name="Standard"><text:span text:style-name="T2">GET 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http://www.example.com/products</text:span></text:p>
      <text:p text:style-name="Text_20_body">for creating a new product.</text:p>
      <text:p text:style-name="P7">GET|PUT|DELETE http://www.example.com/products/66432</text:p>
      <text:p text:style-name="P3">for reading, updating, <text:span text:style-name="T17">or </text:span>deleting product 66432, respectively.</text:p>
      <text:p text:style-name="Standard">Now, here is where it gets fun... <text:s/>What about creating a new order for a customer?</text:p>
      <text:p text:style-name="Standard">One option might be:</text:p>
      <text:p text:style-name="Standard"><text:span text:style-name="T2">POST http://www.example.com/orders</text:span></text:p>
      <text:p text:style-name="Text_20_body"><text:span text:style-name="T17">T</text:span>hat could work to create an order, but it's arguably outside the context of a customer.</text:p>
      <text:p text:style-name="Standard">Because we want to create an order for a customer (note the relationship), this URI perhaps is not as intuitive as it could be. <text:s/>It could be argued that the following URI would offer better clarity:</text:p>
      <text:p text:style-name="Standard"><text:span text:style-name="T2">POST http://www.example.com/customers/33245/orders</text:span></text:p>
      <text:p text:style-name="Text_20_body">Now we know we're creating an order for customer ID# 33245.</text:p>
      <text:p text:style-name="Standard">Now what would the following return?</text:p>
      <text:p text:style-name="Standard"><text:span text:style-name="T2">GET http://www.example.com/customers/33245/orders</text:span></text:p>
      <text:p text:style-name="Text_20_body"><text:span text:style-name="T17">It would p</text:span>robably <text:span text:style-name="T17">return </text:span>a list of orders that customer #33245 has created or owns. <text:s/>Note: <text:s/>we may choose to not support DELETE or PUT for that <text:span text:style-name="T17">URI</text:span> since it's operating on a collection.</text:p>
      <text:p text:style-name="Standard">Now, to continue the hierarchical concept, what about the following URI?</text:p>
      <text:p text:style-name="Standard"><text:span text:style-name="T2">POST 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text:span text:style-name="T17">do </text:span>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text:s/><text:span text:style-name="T17">Just m</text:span>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text:soft-page-break/>refine your API resource URIs. <text:s/>Some example APIs are:</text:p>
      <text:list xml:id="list3866398373408898643" text:style-name="L13">
        <text:list-item>
          <text:p text:style-name="P48">Twitter: <text:a xlink:type="simple" xlink:href="https://dev.twitter.com/docs/api">https://dev.twitter.com/docs/api</text:a></text:p>
        </text:list-item>
        <text:list-item>
          <text:p text:style-name="P48">Facebook: <text:a xlink:type="simple" xlink:href="http://developers.facebook.com/docs/reference/api/">http://developers.facebook.com/docs/reference/api/</text:a></text:p>
        </text:list-item>
        <text:list-item>
          <text:p text:style-name="P23">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http://api.example.com/services?op=update_customer&amp;id=12345&amp;format=json</text:span></text:p>
      <text:p text:style-name="Text_20_body">By now, you're above doing this. <text:s/>Even though the 'services' URL node is a noun, this URL is not self-descriptive <text:span text:style-name="T18">since</text:span> the URI hierarchy is the same for all requests. <text:s/>Plus, it uses GET as the HTTP verb even though <text:span text:style-name="T18">it's</text:span> performing an update. <text:s/>This is counter-intuitive and is painful (even dangerous) to use as a client.</text:p>
      <text:p text:style-name="Text_20_body">Here's another example following the same operation of updating a customer:</text:p>
      <text:p text:style-name="Text_20_body"><text:span text:style-name="T2">GET 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 <text:span text:style-name="T18">you're </text:span>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 <text:span text:style-name="T18">of whether </text:span>URI nodes in <text:span text:style-name="T18">a</text:span> hierarchy <text:span text:style-name="T18">are</text:span>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text:soft-page-break/>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http://www.example.com/customers</text:span></text:p>
      <text:p text:style-name="Text_20_body">And the read, update, and delete cases are handled by the following:</text:p>
      <text:p text:style-name="Text_20_body"><text:span text:style-name="T2">GET|PUT|DELETE http://www.example.com/customers/{id}</text:span></text:p>
      <text:p text:style-name="P3">As mentioned earlier, there may be multiple URIs for a given resource, but as a minimum full CRUD capabilities are aptly handled with two simple URIs.</text:p>
      <text:p text:style-name="P30">You ask if there is a case where pluralization doesn't make sense. <text:s/>Well, yes, in fact there is — <text:span text:style-name="T18">w</text:span>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text:span text:style-name="T18">there's </text:span>no ID for the configuration and no POST verb usage. Although, I'm sure that in both of these cases POST usage might be argued to be valid. <text:s/>Well... OK.</text:p>
      <text:h text:style-name="Heading_20_1" text:outline-level="1">Returning Representations</text:h>
      <text:p text:style-name="Text_20_body">As mentioned earlier, it is desirable for a service to support multiple representations of resources, including JSON and XML, as well as wrapped JSON and XML. <text:span text:style-name="T18">I recommend JSON a</text:span>s the default representation, but services should allow clients to <text:span text:style-name="T18">request</text:span> alternative representations.</text:p>
      <text:p text:style-name="Text_20_body">For a client to request a representation format, there is a question around whether to use the Accept header, a file-extension-style format specifier, query-string parameter, etc. <text:s/>Optimally, services would support all of those methods. <text:s/>However, <text:span text:style-name="T18">the </text:span>industry is currently converging on using a format specifier, which looks more like a file extension. <text:s/>Therefore, the recommendation is that, at a minimum, services support the use of file extensions such as '.json', '.xml' and wrapped <text:span text:style-name="T18">file extensions such as </text:span><text:soft-page-break/>'.wjson' and '.wxml'.</text:p>
      <text:p text:style-name="Text_20_body">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lso, services should return the default representation format (presumably JSON) when a format specifier is not included <text:span text:style-name="T19">i</text:span>n the <text:span text:style-name="T19">URI</text:span>. <text:s/>For example:</text:p>
      <text:p text:style-name="P7">GET http://www.example.com/customers/12345</text:p>
      <text:p text:style-name="P4">GET http://www.example.com/customers/12345.json</text:p>
      <text:p text:style-name="Text_20_body">Both of the above return the 12345 customer resource in a JSON representation, which is the default format for this service.</text:p>
      <text:p text:style-name="P4">GET http://www.example.com/customers/12345.xml</text:p>
      <text:p text:style-name="Text_20_body"><text:span text:style-name="T19">r</text:span>eturns the 12345 customer resource in an XML representation, if supported. If an XML representation of this resource is not supported by this service, an HTTP 404 error should be returned.</text:p>
      <text:p text:style-name="Text_20_body">Use of the HTTP Accept header is considered by many to be a more elegant approach, and is in keeping with the meaning and intent of the HTTP specification with regards to how clients notify HTTP servers of which content types they support. <text:s/>However, to support both wrapped and unwrapped responses from your services, in order to utilize the Accept header you must implement your own custom types—since there are no standard types for these formats. <text:s/>This increases the complexity of both clients and services greatly. <text:s/>See Section 14.1 of RFC 2616 (<text:a xlink:type="simple" xlink:href="http://www.w3.org/Protocols/rfc2616/rfc2616-sec14.html#sec14.1">http://www.w3.org/Protocols/rfc2616/rfc2616-sec14.html#sec14.1</text:a>) for details on the Accept header. <text:s/>Supporting file-extension-style format specifiers is simple, straight-forward, gets the job done in the fewest number of characters, and easily supports scripting—without having to leverage HTTP headers.</text:p>
      <text:p text:style-name="P31">In general, when we talk about REST services, XML is largely irrelevant. <text:s/>Barely anyone uses XML with REST, although supporting XML is recommended. <text:s/>XML standards and conventions are really not in play. <text:s/>In particular, namespaces are not use<text:span text:style-name="T19">d</text:span> in a RESTful service context, nor should they be. <text:s/><text:span text:style-name="T19">They</text:span> just mudd<text:span text:style-name="T19">y</text:span> the waters and make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presentations is discouraged.</text:p>
      <text:p text:style-name="Text_20_body"><text:soft-page-break/>This practice is not often followed by current industry leaders in services, reflecting that HATEOAS usage is higher on the maturity model. <text:s/>Looking around at many services, <text:span text:style-name="T20">the </text:span>convention is to return more data and <text:span text:style-name="T20">fewer</text:span>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and reducing the coupling between client and server. <text:s/>These minimal recommendations are <text:span text:style-name="T20">for </text:span>resources created via POST and for collections returned from GET requests, with additional recommendations for pagination cases, which are described below.</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text:span text:style-name="T20">should </text:span>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text:span text:style-name="T20">representation </text:span>as a separate link collection to facilitate pagination, with 'first', 'previous', 'next', <text:span text:style-name="T20">and </text:span>'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parameters. <text:s/>The “rel” element can contain the standard values "alternate", "related", "self", "enclosure", and "via", plus “first”, “last”, “previous”, <text:span text:style-name="T20">and </text:span>“next” for pagination links. <text:s/>Use them where they make sense and add your own when needed.</text:p>
      <text:p text:style-name="P33">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 <text:span text:style-name="T5">— </text:span>so listing <text:soft-page-break/>them individually is overkill.</text:p>
      <text:p text:style-name="Text_20_body">Let's make all this talk a little more concrete with some examples. <text:s/>Here's what the response would look like after creating a new resource with a call t<text:span text:style-name="T20">o</text:span></text:p>
      <text:p text:style-name="P4">POST http://api.example.com/users</text:p>
      <text:p text:style-name="Text_20_body">And here's an example set of response headers with the <text:span text:style-name="T2">Location</text:span> header set containing the new resource URI:</text:p>
      <text:p text:style-name="P7">HTTP/1.1 201 CREATED</text:p>
      <text:p text:style-name="P7">Status: 201</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text:soft-page-break/>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text:span text:style-name="T21">found</text:span> at <text:a xlink:type="simple" xlink:href="http://www.json.org/JSONRequest.html">http://www.json.org/JSONRequest.html</text:a>.</text:p>
      <text:p text:style-name="Text_20_body">In practice neither of these proposals adequately covers all cases. Basically, current best practice is to wrap regular (non-JSONP) responses with the following properties:</text:p>
      <text:list xml:id="list8733259733541111985" text:style-name="L14">
        <text:list-item>
          <text:p text:style-name="P24"><text:span text:style-name="T1">code</text:span> – contains the HTTP response status code as an integer.</text:p>
        </text:list-item>
        <text:list-item>
          <text:p text:style-name="P24"><text:span text:style-name="T1">status</text:span> – contains the text “success”, “fail”, or “error” <text:s/><text:span text:style-name="T21">w</text:span>here “fail” is for HTTP status response values from 500-599, “error” is for statuses 400-499, and “success” is for everything else (e.g. 1XX, 2XX and 3XX responses).</text:p>
        </text:list-item>
        <text:list-item>
          <text:p text:style-name="P24"><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24"><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oft-page-break/><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 <text:s/>Therefore, JSONP is not recommended. <text:s/>Choose CORS whenever and wherever possible.</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8">public consumption</text:span><text:span text:style-name="T5">. In most cases the Access-Control-Allow-Origin header should specify </text:span><text:span text:style-name="T8">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text:soft-page-break/>essence, the requester adds a query-string parameter (e.g. jsonp=”jsonp_callback”) to the request, where the value of the “jsonp” parameter is the name of a javascript function that will be called when the response is returned.</text:p>
      <text:p text:style-name="Text_20_body">There <text:span text:style-name="T22">are </text:span>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text:span text:style-name="T22">JSONP</text:span>. <text:s/>Alternatively, JSONP can be implemented via a proxy. <text:s/>Overall, JSONP is being de-emphasized in favor of CORS. <text:s/>Favor CORS whenever possible.</text:p>
      <text:p text:style-name="Text_20_body">To support JSONP on the server side, when the JSONP query-string parameter is passed in, the response must be manipulated as follows:</text:p>
      <text:list xml:id="list8404321153277560306" text:style-name="L15">
        <text:list-item>
          <text:p text:style-name="P25">The response body must be wrapped as the parameter to the given javascript function in the jsonp parameter (e.g. jsonp_callback(“&lt;JSON response body&gt;”)).</text:p>
        </text:list-item>
        <text:list-item>
          <text:p text:style-name="P25">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text:soft-page-break/>back and we eventually want to query for specific values and/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text:span text:style-name="T23">ing</text:span>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text:span text:style-name="T23">'</text:spa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text:span text:style-name="T24">'</text:span>r<text:span text:style-name="T24">e</text:span> going to ask is, “Why are we supporting two metaphors with these similar functions as the numbers in the requests will never match? <text:s/>Isn't that confusing?” <text:s/>Um... Th<text:span text:style-name="T24">ose are </text:span>two questions. <text:s/>Well, to answer your question, it may be confusing. <text:s/>The thing is, we want to make things in the query-string especially clear, easily-understood, human readable, and easy to construct and parse. <text:s/>The Range header, however, is more machine-based with <text:span text:style-name="T24">its </text:span>usage dictated to us via the HTTP specification.</text:p>
      <text:p text:style-name="Text_20_body">In short, the Range header items value must be parsed, which increases complexity, plus the client side has to perform some computation in order to construct the request. <text:s/>Using the individual limit and offset parameters <text:span text:style-name="T24">is</text:span> easily-understood and created, usually without much demand on the human element.</text:p>
      <text:h text:style-name="Heading_20_3" text:outline-level="3"><text:soft-page-break/>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text:soft-page-break/>Pagination</text:h>
      <text:p text:style-name="Text_20_body">The above response-limiting schemes work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Content-Range: 0-19/4125</text:p>
      <text:p text:style-name="P4"><text:span text:style-name="T5">or </text:span>Content-Range: 0-19/*</text:p>
      <text:h text:style-name="Heading_20_2" text:outline-level="2"><text:soft-page-break/>Filtering and Sorting Results</text:h>
      <text:p text:style-name="P4"><text:span text:style-name="T5">Another consideration for affecting results is the act of filtering data and/or ordering it on the server, <text:s/>retrieving a subset of data in a specified order. <text:s/>These concepts work in conjunction with pagination and result-limiting. </text:span><text:span text:style-name="T6">They</text:span><text:span text:style-name="T5">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40"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text:span text:style-name="T25">ose are </text:span>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text:span text:style-name="T25">a</text:spa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text:span text:style-name="T25">a </text:span>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on the server.</text:p>
      <text:p text:style-name="P3">Note that the property names in the name/value pairs match the name of the properties that would be returned by the service in the payload.</text:p>
      <text:p text:style-name="P3">Simple but effective. Case sensitivity is certainly up for debate on a case-by-case basis, but in general, <text:soft-page-break/>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40" text:outline-level="3">Sorting</text:h>
      <text:p text:style-name="P3">For our purposes, sorting is defined as determining the order in which items in a payload are returned from a service. <text:s/>In other words, the sort order of multiple items <text:span text:style-name="T26">appear </text:span>in a response payload.</text:p>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text:span><text:span text:style-name="T7">The recommended b</text:span><text:span text:style-name="T5">ehavior is, for each property 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P34" text:outline-level="1">Service Versioning</text:h>
      <text:p text:style-name="P32">Straight-up, versioning is hard, arduous, difficult, fraught with heartache, <text:span text:style-name="T26">and </text:span>even pain and extreme sadness <text:span text:style-name="T5">— </text:span>let’s just say it adds a lot of complexity to an API and possibly to the clients that access it. <text:s/>Consequently, be deliberate in your API design and make efforts to not need versioned representations.</text:p>
      <text:p text:style-name="Text_20_body">Favor not versioning instead of using versioning as a crutch for poor API design. <text:s/>You’ll hate yourself in the morning if you need to version your APIs at all, let alone frequently. <text:s/>Lean on the idea that with the advent of <text:span text:style-name="T26">using </text:span>JSON for representations, clients can <text:span text:style-name="T26">tolerate</text:span> new properties appearing in a response without breaking. <text:s/>But even that is laden with danger in certain cases, such as changing the meaning of an existing property with either contents or validation rules.</text:p>
      <text:p text:style-name="Text_20_body">Inevitably there will come a time when an API requires a change to its returned or expected representation that will cause consumers to break and that breaking change must be avoided. <text:s/>Versioning your API is the way to avoid breaking your clients and consumers.</text:p>
      <text:h text:style-name="P39" text:outline-level="10"><text:soft-page-break/>Support Versioning via Content Negotiation</text:h>
      <text:p text:style-name="Text_20_body">Historically, versioning was accomplished via a version number in the URI itself, with clients indicating which version of a resource they desired directly in the URI they requested. <text:s/>In fact, many of the “big boys” such as Twitter, Yammer, Facebook, Google, etc. frequently utilize version numbers in their URIs. <text:s/>Even API management tools such as WSO2 have <text:span text:style-name="T1">required</text:span> version numbers in the exposed URLs.</text:p>
      <text:p text:style-name="P33">This technique flies in the face of the REST constraints as it doesn't embrace the built-in header system of the HTTP specification, nor does it support the idea that a new URI should be added only when a new resource or concept is introduced <text:span text:style-name="T5">— </text:span>not representation changes. Another argument against it is that resource URIs aren't meant to change over time. <text:s/>A resource is a resource.</text:p>
      <text:p text:style-name="P33">The URI should be simply to identify the resource <text:span text:style-name="T5">— </text:span>not its ‘shape’. <text:s/>Another concept must be used to specify the format of the response (representation). <text:s/>That “other concept” is a pair of HTTP headers: <text:span text:style-name="T2">Accept</text:span> and <text:span text:style-name="T2">Content-Type</text:span>. <text:s/>The <text:span text:style-name="T2">Accept</text:span> header allows clients to specify the media type (or types) of the response they desire or can support. The <text:span text:style-name="T2">Content-Type</text:span> header is used by both clients and servers to indicate the format of the request or response body, respectively.</text:p>
      <text:p text:style-name="Text_20_body">For example, to retrieve a user in JSON format:</text:p>
      <text:h text:style-name="P42" text:outline-level="10"><text:bookmark text:name="h.24udoci02al7"/># Request</text:h>
      <text:p text:style-name="P13">GET http://api.example.com/users/12345</text:p>
      <text:p text:style-name="P13">Accept: application/json; version=1</text:p>
      <text:h text:style-name="P42" text:outline-level="10"><text:bookmark text:name="h.szb9bi8w3ywz"/># Response</text:h>
      <text:p text:style-name="P13">HTTP/1.1 200 OK</text:p>
      <text:p text:style-name="P13">Content-Type: application/json; version=1</text:p>
      <text:p text:style-name="P13"/>
      <text:p text:style-name="P13">{“id”:”12345”, “name”:”Joe DiMaggio”}</text:p>
      <text:p text:style-name="P12"/>
      <text:p text:style-name="P12">Now, to retrieve version 2 of that same resource in JSON format:</text:p>
      <text:h text:style-name="P42" text:outline-level="10"><text:bookmark text:name="h.bqhy3prnkw23"/># Request</text:h>
      <text:p text:style-name="P13">GET <text:a xlink:type="simple" xlink:href="http://api.example.com/users/12345">http</text:a><text:a xlink:type="simple" xlink:href="http://api.example.com/users/12345">://</text:a><text:a xlink:type="simple" xlink:href="http://api.example.com/users/12345">api</text:a><text:a xlink:type="simple" xlink:href="http://api.example.com/users/12345">.</text:a><text:a xlink:type="simple" xlink:href="http://api.example.com/users/12345">example</text:a><text:a xlink:type="simple" xlink:href="http://api.example.com/users/12345">.</text:a><text:a xlink:type="simple" xlink:href="http://api.example.com/users/12345">com</text:a><text:a xlink:type="simple" xlink:href="http://api.example.com/users/12345">/</text:a><text:a xlink:type="simple" xlink:href="http://api.example.com/users/12345">users</text:a><text:a xlink:type="simple" xlink:href="http://api.example.com/users/12345">/12345</text:a></text:p>
      <text:p text:style-name="P13">Accept: application/json; version=2</text:p>
      <text:h text:style-name="P42" text:outline-level="10"><text:bookmark text:name="h.ikpakkm25532"/># Response</text:h>
      <text:p text:style-name="P13">HTTP/1.1 200 OK</text:p>
      <text:p text:style-name="P13">Content-Type: application/json; version=2</text:p>
      <text:p text:style-name="P13"/>
      <text:p text:style-name="P13">{“id”:”12345”, “firstName”:”Joe”, “lastName”:”DiMaggio”}</text:p>
      <text:p text:style-name="P12"/>
      <text:p text:style-name="Text_20_body">Notice how the URI is the same for both versions as it identifies the resource, with the Accept header being used to indicate the format (and version in this case) of the desired response. <text:s/>Alternatively, if the <text:soft-page-break/>client desired an XML formatted response, the Accept header would be set to ‘application/xml’ instead, with a version specified, if needed.</text:p>
      <text:p text:style-name="Text_20_body">Since the Accept header can be set to allow multiple media types, in responding to the request a server will set the Content-Type header on the response to the type that best matches what was requested by the client. <text:s/>Please see <text:a xlink:type="simple" xlink:href="http://www.w3.org/Protocols/rfc2616/rfc2616-sec14.html">http</text:a><text:a xlink:type="simple" xlink:href="http://www.w3.org/Protocols/rfc2616/rfc2616-sec14.html">://</text:a><text:a xlink:type="simple" xlink:href="http://www.w3.org/Protocols/rfc2616/rfc2616-sec14.html">www</text:a><text:a xlink:type="simple" xlink:href="http://www.w3.org/Protocols/rfc2616/rfc2616-sec14.html">.</text:a><text:a xlink:type="simple" xlink:href="http://www.w3.org/Protocols/rfc2616/rfc2616-sec14.html">w</text:a><text:a xlink:type="simple" xlink:href="http://www.w3.org/Protocols/rfc2616/rfc2616-sec14.html">3.</text:a><text:a xlink:type="simple" xlink:href="http://www.w3.org/Protocols/rfc2616/rfc2616-sec14.html">org</text:a><text:a xlink:type="simple" xlink:href="http://www.w3.org/Protocols/rfc2616/rfc2616-sec14.html">/</text:a><text:a xlink:type="simple" xlink:href="http://www.w3.org/Protocols/rfc2616/rfc2616-sec14.html">Protocols</text:a><text:a xlink:type="simple" xlink:href="http://www.w3.org/Protocols/rfc2616/rfc2616-sec14.html">/</text:a><text:a xlink:type="simple" xlink:href="http://www.w3.org/Protocols/rfc2616/rfc2616-sec14.html">rfc</text:a><text:a xlink:type="simple" xlink:href="http://www.w3.org/Protocols/rfc2616/rfc2616-sec14.html">2616/</text:a><text:a xlink:type="simple" xlink:href="http://www.w3.org/Protocols/rfc2616/rfc2616-sec14.html">rfc</text:a><text:a xlink:type="simple" xlink:href="http://www.w3.org/Protocols/rfc2616/rfc2616-sec14.html">2616-</text:a><text:a xlink:type="simple" xlink:href="http://www.w3.org/Protocols/rfc2616/rfc2616-sec14.html">sec</text:a><text:a xlink:type="simple" xlink:href="http://www.w3.org/Protocols/rfc2616/rfc2616-sec14.html">14.</text:a><text:a xlink:type="simple" xlink:href="http://www.w3.org/Protocols/rfc2616/rfc2616-sec14.html">html</text:a> for more information.</text:p>
      <text:p text:style-name="P12">For example:</text:p>
      <text:p text:style-name="P14"># Request</text:p>
      <text:p text:style-name="P13">GET <text:a xlink:type="simple" xlink:href="http://api.example.com/users/12345">http</text:a><text:a xlink:type="simple" xlink:href="http://api.example.com/users/12345">://</text:a><text:a xlink:type="simple" xlink:href="http://api.example.com/users/12345">api</text:a><text:a xlink:type="simple" xlink:href="http://api.example.com/users/12345">.</text:a><text:a xlink:type="simple" xlink:href="http://api.example.com/users/12345">example</text:a><text:a xlink:type="simple" xlink:href="http://api.example.com/users/12345">.</text:a><text:a xlink:type="simple" xlink:href="http://api.example.com/users/12345">com</text:a><text:a xlink:type="simple" xlink:href="http://api.example.com/users/12345">/</text:a><text:a xlink:type="simple" xlink:href="http://api.example.com/users/12345">users</text:a><text:a xlink:type="simple" xlink:href="http://api.example.com/users/12345">/12345</text:a></text:p>
      <text:p text:style-name="P13">Accept: application/json; version=1, application/xml; version=1</text:p>
      <text:p text:style-name="P17"/>
      <text:p text:style-name="Text_20_body">The above request, assuming the server supports one or both of the requested types, will either be in JSON or XML format, depending on which the server favors. <text:s/>But whichever <text:span text:style-name="T27">type </text:span>the server chooses, <text:span text:style-name="T27">it</text:span> will be set on the Content-Type header in the response.</text:p>
      <text:p text:style-name="P12">For example, the response from the server if it favors <text:span text:style-name="T2">application/xml</text:span> would be:</text:p>
      <text:p text:style-name="P14"># Response</text:p>
      <text:p text:style-name="P13">HTTP/1.1 200 OK</text:p>
      <text:p text:style-name="P13">Content-Type: application/xml; version=1</text:p>
      <text:p text:style-name="P13"/>
      <text:p text:style-name="P13">&lt;user&gt;</text:p>
      <text:p text:style-name="P13"><text:tab/>&lt;id&gt;12345&lt;/id&gt;</text:p>
      <text:p text:style-name="P13"><text:tab/>&lt;name&gt;Joe DiMaggio&lt;/name&gt;</text:p>
      <text:p text:style-name="P13">&lt;/user&gt;</text:p>
      <text:p text:style-name="Text_20_body">To illustrate the use of Content-Type when sending data to the server, here is an example of creating a new user using JSON format:</text:p>
      <text:p text:style-name="P14">#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 version=1</text:p>
      <text:p text:style-name="P15"/>
      <text:p text:style-name="P13">{“name”:”Marco Polo”}</text:p>
      <text:p text:style-name="P17"/>
      <text:p text:style-name="P12">Or, if version 2 was in play:</text:p>
      <text:p text:style-name="P14">#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 version=2</text:p>
      <text:p text:style-name="P13"/>
      <text:p text:style-name="P13">{“firstName”:”Marco”, “lastName”:”Polo”}<text:bookmark text:name="h.m9o3uu8mtox"/></text:p>
      <text:h text:style-name="P41" text:outline-level="10"><text:bookmark text:name="h.4uokabdewac"/><text:soft-page-break/>What version is returned when no version is specified?</text:h>
      <text:p text:style-name="Text_20_body">Supplying a version <text:span text:style-name="T27">i</text:span>n each request is optional. <text:s/>As HTTP content-negotiation follows a “best match” approach with content types, so should your APIs. <text:s/>Using this “best match” concept, when the consumer does not specify a version, the API should return the oldest supported version of the representation.</text:p>
      <text:p text:style-name="P12">For example, to retrieve a user in JSON format:</text:p>
      <text:h text:style-name="P42" text:outline-level="10"><text:bookmark text:name="h.1q286x13bl5g"/># Request</text:h>
      <text:p text:style-name="P13">GET http://api.example.com/users/12345</text:p>
      <text:p text:style-name="P13">Accept: application/json</text:p>
      <text:p text:style-name="P13"/>
      <text:h text:style-name="P42" text:outline-level="10"><text:bookmark text:name="h.3qrcsdv0gvlz"/># Response</text:h>
      <text:p text:style-name="P13">HTTP/1.1 200 OK</text:p>
      <text:p text:style-name="P13">Content-Type: application/json; version=1</text:p>
      <text:p text:style-name="P13"/>
      <text:p text:style-name="P13">{“id”:”12345”, “name”:”Joe DiMaggio”}</text:p>
      <text:p text:style-name="P12"/>
      <text:p text:style-name="P33">Similarly, when POSTing data without a version to an endpoint that supports multiple versions, the same rules as above apply <text:span text:style-name="T5">— </text:span>the lowest/earliest supported version is expected in the body. <text:s/>To illustrate, here is an example of creating a new user on a multi-version endpoint using JSON format (it expects version 1):</text:p>
      <text:p text:style-name="P14"># Request</text:p>
      <text:p text:style-name="P13">POS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text:p>
      <text:p text:style-name="P13">Content-Type: application/json</text:p>
      <text:p text:style-name="P13"/>
      <text:p text:style-name="P13">{“name”:”Marco Polo”}</text:p>
      <text:p text:style-name="P13"/>
      <text:h text:style-name="P42" text:outline-level="10"><text:bookmark text:name="h.sajxqhj3l186"/># Response</text:h>
      <text:p text:style-name="P13">HTTP/1.1 201 OK</text:p>
      <text:p text:style-name="P13">Content-Type: application/json; version=1</text:p>
      <text:p text:style-name="P13">Location: http://api.example.com/users/12345</text:p>
      <text:p text:style-name="P13"/>
      <text:p text:style-name="P13">{“id”:”12345”, “name”:”Marco Polo”}</text:p>
      <text:h text:style-name="P41" text:outline-level="10"><text:bookmark text:name="h.69ro6v2cp7q7"/>Unsupported Versions Requested</text:h>
      <text:p text:style-name="Text_20_body">When an unsupported version number is requested, including a resource version that has gone through the API deprecation lifecycle, the API should return an error response with 406 (Not Acceptable) HTTP status code. <text:s/>In addition, the API should return a response body with Content-Type: application/json <text:soft-page-break/>that contains a JSON array of supported content types for that endpoint.</text:p>
      <text:p text:style-name="P14"># Request</text:p>
      <text:p text:style-name="P13">For example:</text:p>
      <text:p text:style-name="P13">GET <text:a xlink:type="simple" xlink:href="http://api.example.com/users">http</text:a><text:a xlink:type="simple" xlink:href="http://api.example.com/users">://</text:a><text:a xlink:type="simple" xlink:href="http://api.example.com/users">api</text:a><text:a xlink:type="simple" xlink:href="http://api.example.com/users">.</text:a><text:a xlink:type="simple" xlink:href="http://api.example.com/users">example</text:a><text:a xlink:type="simple" xlink:href="http://api.example.com/users">.</text:a><text:a xlink:type="simple" xlink:href="http://api.example.com/users">com</text:a><text:a xlink:type="simple" xlink:href="http://api.example.com/users">/</text:a><text:a xlink:type="simple" xlink:href="http://api.example.com/users">users</text:a>/12345</text:p>
      <text:p text:style-name="P13">Content-Type: application/json; version=<text:span text:style-name="T1">999</text:span></text:p>
      <text:p text:style-name="P13"/>
      <text:p text:style-name="P14"># Response</text:p>
      <text:p text:style-name="P13">HTTP/1.1 406 NOT ACCEPTABLE</text:p>
      <text:p text:style-name="P13">Content-Type: application/json</text:p>
      <text:p text:style-name="P13"/>
      <text:p text:style-name="P13">[“application/json; version=1”, “application/json; version=2”, “application/xml; version=1”, “application/xml; version=2”]</text:p>
      <text:h text:style-name="P39" text:outline-level="10">When Should I Create a New Version?</text:h>
      <text:p text:style-name="Text_20_body">In API development there are many ways to break a contract and negatively impact your clients. If you are uncertain of the consequences of your change it is better to play it safe and consider versioning. There are several factors to consider when you are trying to decide if a new version is appropriate or if a modification of an existing representation is sufficient and acceptable. </text:p>
      <text:h text:style-name="Heading_20_3" text:outline-level="3">Changes that will break contracts</text:h>
      <text:list xml:id="list6655865847857374107" text:style-name="LS1">
        <text:list-item>
          <text:p text:style-name="P54">Changing a property name (<text:span text:style-name="T27">e.g.</text:span>. “name” to “firstName”)</text:p>
        </text:list-item>
        <text:list-item>
          <text:p text:style-name="P54">Removal of <text:span text:style-name="T27">a </text:span>property</text:p>
        </text:list-item>
        <text:list-item>
          <text:p text:style-name="P54">Changing property data type (numeric to string, boolean to bit/numeric, string to datetime, etc.)</text:p>
        </text:list-item>
        <text:list-item>
          <text:p text:style-name="P54">Validation rule change</text:p>
        </text:list-item>
        <text:list-item>
          <text:p text:style-name="P54">In Atom style links, modifying the “rel” value.</text:p>
        </text:list-item>
        <text:list-item>
          <text:p text:style-name="P54">A required resource being introduced into an existing workflow</text:p>
        </text:list-item>
        <text:list-item>
          <text:p text:style-name="P54">Resource concept/intent change; the concept/intent or the meaning of the resource’s state has a different meaning from its original. Examples:</text:p>
          <text:list>
            <text:list-item>
              <text:p text:style-name="P54">A resource with the content type text/html once meant that the representation would be a collection of “links” to all supported media types, new text/html representation means “web browser form” for user input</text:p>
            </text:list-item>
            <text:list-item>
              <text:p text:style-name="P54">An API populating an “endTime” on the resource “.../users/{id}/exams/{id}” once meant the student submitted the exam at that time, the new meaning is that it will be the scheduled end time of the exam.</text:p>
            </text:list-item>
          </text:list>
        </text:list-item>
        <text:list-item>
          <text:p text:style-name="P54">Adding new fields that came from an existing resource with the intent <text:span text:style-name="T27">of</text:span> deprecat<text:span text:style-name="T27">ing</text:span> the existing resource. Combining two resources into one and deprecating the two original resources.</text:p>
          <text:list>
            <text:list-item>
              <text:p text:style-name="P54">There are two resources, “.../users/{id}/dropboxBaskets/{id}/messages/{id}” and “.../users/{id}/dropboxBaskets/{id}/messages/{id}/readStatus”. The new requirement is <text:soft-page-break/>to put the properties from the readStatus resource into the individual message resource and deprecate the readStatus resource. This will cause the removal of a link to the readStatus resource in the individual messages resource.</text:p>
            </text:list-item>
          </text:list>
        </text:list-item>
      </text:list>
      <text:p text:style-name="P16"/>
      <text:p text:style-name="P16">While this list is not full-inclusive, it gives you an idea of the types of changes that will cause havoc for your clients and require a new resource or a new version.</text:p>
      <text:h text:style-name="P41" text:outline-level="10"><text:bookmark text:name="h.m27s5pienm3t"/>Changes considered non-breaking</text:h>
      <text:list xml:id="list3582091772736323160" text:style-name="LS2">
        <text:list-item>
          <text:p text:style-name="P55">New properties added to a JSON response.</text:p>
        </text:list-item>
        <text:list-item>
          <text:p text:style-name="P55">New/additional “link” to other resources.</text:p>
        </text:list-item>
        <text:list-item>
          <text:p text:style-name="P55">New content-type supported formats.</text:p>
        </text:list-item>
        <text:list-item>
          <text:p text:style-name="P55">New content-language supported formats.</text:p>
        </text:list-item>
        <text:list-item>
          <text:p text:style-name="P55">Casing is irrelevant as both the API producer and consumer should handle varied casing.</text:p>
        </text:list-item>
      </text:list>
      <text:h text:style-name="P39" text:outline-level="10">At What Level Should Versioning Occur?</text:h>
      <text:p text:style-name="P12">It is recommended to version at the individual resource level. Some changes to an API such as modifying the workflow may require versioning across multiple resource to prevent breaking clients.</text:p>
      <text:h text:style-name="P39" text:outline-level="10">Use Content-Location to Enhance Responses</text:h>
      <text:p text:style-name="P12">Optional. See RDF spec.</text:p>
      <text:h text:style-name="P39" text:outline-level="10">Links with Content-Type</text:h>
      <text:p text:style-name="P12">Atom-style links support a 'type' property. <text:s/>Provide enough information so that clients can construct necessary calls to specific version &amp; content type.</text:p>
      <text:h text:style-name="P38" text:outline-level="2">Finding Out What Versions are Supported</text:h>
      <text:h text:style-name="P41" text:outline-level="10"><text:bookmark text:name="h.3o730cagiiaf"/><office:annotation><dc:date>2013-08-02T10:42:29</dc:date><text:p text:style-name="P56"><text:span text:style-name="T31">Bob Scott:</text:span></text:p><text:p text:style-name="P56"><text:span text:style-name="T31">Regarding deprecating resources: What do you think of adding a new custom header to soon-to-be deprecated resources for a specified time before such deprecation occurs? Perhaps x (6?) months before removing an old, deprecated version, any calls for that version result in the addition of a <text:s/>"Warning: Resource Version Deprecated" header on the response.</text:span></text:p><text:p text:style-name="P56"><text:span text:style-name="T31">Todd Fredrich:</text:span></text:p><text:p text:style-name="P56"><text:span text:style-name="T31">+1</text:span></text:p><text:p text:style-name="P56"><text:span text:style-name="T31">Tony Hillerson:</text:span></text:p><text:p text:style-name="P56"><text:span text:style-name="T31">I like the idea of an Apocalypse Header.</text:span></text:p><text:p text:style-name="P56"/><text:p text:style-name="P56"><text:span text:style-name="T31">Can any definition be given about the behavior of a resource version that has reached EOL? Or is that too specific to each case?</text:span></text:p><text:p text:style-name="P56"/><text:p text:style-name="P56"><text:span text:style-name="T31">Will you be using the 410 response code at EOL?</text:span></text:p></office:annotation>How many versions should I support at once?</text:h>
      <text:p text:style-name="P12">Since maintaining many versions becomes cumbersome, complex, error prone, and costly you should support no more than 2 versions for any given resource.</text:p>
      <text:h text:style-name="P41" text:outline-level="10"><text:bookmark text:name="h.yr4mr5xf5ahy"/>Deprecated</text:h>
      <text:p text:style-name="P12">The term deprecated is intended to be used to communicate that a resource is still available <text:span text:style-name="T28">in</text:span> the API, but will become unavailable and no longer exist in the future. <text:span text:style-name="T9">Note: The length of time in deprecation will be determined by the deprecation policy- not yet defined.</text:span></text:p>
      <text:h text:style-name="P41" text:outline-level="10"><text:bookmark text:name="h.ia74332ekd3f"/><text:soft-page-break/>How do I inform clients about deprecated resources?</text:h>
      <text:p text:style-name="Text_20_body">Many clients will be using resources that are to be deprecated after new versions are introduced and in doing so, they will need ways to discover and monitor their applications use of deprecated resources. When a deprecated resource is requested, the API should return a normal response with the Pearson custom Header “Deprecated” in a boolean format. Below is an example. </text:p>
      <text:h text:style-name="P43" text:outline-level="10"><text:bookmark text:name="h.vvmsmj7cfjgs"/># Request</text:h>
      <text:p text:style-name="P13">GET http://api.example.com/users/12345</text:p>
      <text:p text:style-name="P13">Accept: application/json</text:p>
      <text:p text:style-name="P13">Content-Type: application/json; version=1</text:p>
      <text:p text:style-name="P13"/>
      <text:h text:style-name="P43" text:outline-level="10"><text:bookmark text:name="h.y92sb1e0udgn"/># Response</text:h>
      <text:p text:style-name="P13">HTTP/1.1 200 OK</text:p>
      <text:p text:style-name="P13">Content-Type: application/json; version=1</text:p>
      <text:p text:style-name="P13">Deprecated: true</text:p>
      <text:p text:style-name="P13"/>
      <text:p text:style-name="P13">{“id”:”12345”, “name”:”Joe DiMaggio”}</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Internally, services should store, process, cache, etc. such timestamps in UTC or GMT time. <text:s/>This alleviates timezone issues with both dates and timestamps.</text:p>
      <text:h text:style-name="Heading_20_2" text:outline-level="2">Date/Time Serialization In Body Content</text:h>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 <text:s/>It is recommended that ISO 8601 be used for all dates represented in REST service body content (both requests and responses).</text:p>
      <text:p text:style-name="Text_20_body">Incidentally, for those doing Java-based services, the DateAdapterJ library easily parses and formats ISO8601 dates,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text:soft-page-break/>produce ISO8601 Timepoints are:</text:p>
      <text:p text:style-name="Text_20_body"><text:a xlink:type="simple" xlink:href="http://momentjs.com/">http://momentjs.com/</text:a></text:p>
      <text:p text:style-name="Text_20_body"><text:a xlink:type="simple" xlink:href="http://www.datejs.com/">http://www.datejs.com/</text:a></text:p>
      <text:h text:style-name="Heading_20_2" text:outline-level="2">Date/Time Serialization In HTTP Headers</text:h>
      <text:p text:style-name="Text_20_body">While the above recommendation works for JSON and XML content in the content of an HTTP request or response, the HTTP specification utilizes a different format for HTTP headers. <text:s/>Specified in RFC 822, which was updated by RFC 1123, that format includes various date, time, and date-time formats. <text:s/>However, it is recommended to always use a timestamp format, which ends up looking like 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4621548033961846832" text:style-name="L16">
        <text:list-item>
          <text:p text:style-name="P26">Client makes a request, including <text:span text:style-name="T29">an </text:span>authentication token in <text:span text:style-name="T29">a </text:span><text:span text:style-name="T2">X-Authorization</text:span> header or <text:span text:style-name="T2">token</text:span> query-string parameter in the request.</text:p>
        </text:list-item>
        <text:list-item>
          <text:p text:style-name="P26">Service verifies presence of the authorization token, validates it (that it's valid and not expired), and parses or loads the authentication principal based on the token contents.</text:p>
        </text:list-item>
        <text:list-item>
          <text:p text:style-name="P26">Service makes a call to the authorization service providing authentication principal, requested resource, and required permission for operation.</text:p>
        </text:list-item>
        <text:list-item>
          <text:p text:style-name="P26">If authorized, service continues with normal processing.</text:p>
        </text:list-item>
      </text:list>
      <text:p text:style-name="Text_20_body">#3 above could be expensive, but assuming a cacheable access-control list (ACL), it is conceivable to create an authorization client that caches the most-recent ACLs to validate locally before making remote calls.</text:p>
      <text:h text:style-name="Heading_20_2" text:outline-level="2">Authentication</text:h>
      <text:p text:style-name="Text_20_body">Current best practice is to use OAuth for authentication. <text:s/>OAuth2 is highly recommended, but i<text:span text:style-name="T30">t'</text:span>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soft-page-break/><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authorization service that supports the concepts.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 true for RESTful services.</text:p>
      <text:list xml:id="list7387333993959723114" text:style-name="L17">
        <text:list-item>
          <text:p text:style-name="P49">Validate all input on the server. Accept “known” good input and reject bad input.</text:p>
        </text:list-item>
        <text:list-item>
          <text:p text:style-name="P49">Protect against SQL and NoSQL injection.</text:p>
        </text:list-item>
        <text:list-item>
          <text:p text:style-name="P49">Output encode<text:span text:style-name="T30">d</text:span> data using known libraries such as Microsoft’s Anti-XSS or OWASP’s AntiSammy.</text:p>
        </text:list-item>
        <text:list-item>
          <text:p text:style-name="P49">Restrict the message size to the exact length of the field.</text:p>
        </text:list-item>
        <text:list-item>
          <text:p text:style-name="P49">Services should only display generic error messages.</text:p>
        </text:list-item>
        <text:list-item>
          <text:p text:style-name="P49">Consider business logic attacks. For example, could an attacker skip through a multi-step ordering process and order a product without having to enter credit card information?</text:p>
        </text:list-item>
        <text:list-item>
          <text:p text:style-name="P27">Log suspicious activity.</text:p>
        </text:list-item>
      </text:list>
      <text:p text:style-name="Text_20_body">RESTful Security Considerations:</text:p>
      <text:list xml:id="list898486483135943748" text:style-name="L18">
        <text:list-item>
          <text:p text:style-name="P50">Validate JSON and XML for malformed data.</text:p>
        </text:list-item>
        <text:list-item>
          <text:p text:style-name="P50">Verbs should be restricted to the allowable method<text:span text:style-name="T30">s</text:span>. For example, a GET request should not be able to delete an entity. A GET would read the entity while a DELETE would remove the entity. </text:p>
        </text:list-item>
        <text:list-item>
          <text:p text:style-name="P28">Be aware of race conditions.</text:p>
        </text:list-item>
      </text:list>
      <text:p text:style-name="Text_20_body">API gateways can be used to monitor, throttle, and control access to the API. The following can be done by a gateway or by the RESTful service.</text:p>
      <text:list xml:id="list8843789563918097355" text:style-name="L19">
        <text:list-item>
          <text:p text:style-name="P51">Monitor usage of the API and know what activity is good and what falls out of normal usage patterns.</text:p>
        </text:list-item>
        <text:list-item>
          <text:p text:style-name="P51">Throttle API usage so that a malicious user cannot take down an API endpoint (DOS attack) and have the ability to block a malicious IP address.</text:p>
        </text:list-item>
        <text:list-item>
          <text:p text:style-name="P51">Store API keys in a cryptographically secure keystore.</text:p>
        </text:list-item>
      </text:list>
      <text:h text:style-name="Heading_20_1" text:outline-level="1"><text:soft-page-break/>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able:table-row>
          <table:table-cell table:style-name="Table1.A6" office:value-type="string">
            <text:p text:style-name="Table_20_Contents">Date</text:p>
          </table:table-cell>
          <table:table-cell table:style-name="Table1.B6" office:value-type="string">
            <text:p text:style-name="Table_20_Contents">Date and time the response was returned (in RFC1123 format).</text:p>
          </table:table-cell>
          <table:table-cell table:style-name="Table1.C6" office:value-type="string">
            <text:p text:style-name="Table_20_Contents">Date: Sun, 06 Nov 1994 08:49:37 GMT</text:p>
          </table:table-cell>
        </table:table-row>
        <table:table-row>
          <table:table-cell table:style-name="Table1.A6" office:value-type="string">
            <text:p text:style-name="Table_20_Contents">Cache-Control</text:p>
          </table:table-cell>
          <table:table-cell table:style-name="Table1.B6" office:value-type="string">
            <text:p text:style-name="Table_20_Contents">The maximum number of seconds (max age) a response can be cached. <text:s/>However, if caching is not supported for the response, then no-cache is the value.</text:p>
          </table:table-cell>
          <table:table-cell table:style-name="Table1.C6" office:value-type="string">
            <text:p text:style-name="Table_20_Contents">Cache-Control: 360</text:p>
            <text:p text:style-name="Table_20_Contents">Cache-Control: no-cache</text:p>
          </table:table-cell>
        </table:table-row>
        <table:table-row>
          <table:table-cell table:style-name="Table1.A6" office:value-type="string">
            <text:p text:style-name="Table_20_Contents">Expires</text:p>
          </table:table-cell>
          <table:table-cell table:style-name="Table1.B6"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6" office:value-type="string">
            <text:p text:style-name="Table_20_Contents">Expires: Sun, 06 Nov 1994 08:49:37 GMT</text:p>
          </table:table-cell>
        </table:table-row>
        <table:table-row>
          <table:table-cell table:style-name="Table1.A6" office:value-type="string">
            <text:p text:style-name="Table_20_Contents">Pragma</text:p>
          </table:table-cell>
          <table:table-cell table:style-name="Table1.B6" office:value-type="string">
            <text:p text:style-name="Table_20_Contents">When Cache-Control is 'no-cache' this header is also set to 'no-cache'. <text:s/>Otherwise, it is not present.</text:p>
          </table:table-cell>
          <table:table-cell table:style-name="Table1.C6" office:value-type="string">
            <text:p text:style-name="Table_20_Contents">Pragma: no-cache</text:p>
          </table:table-cell>
        </table:table-row>
        <table:table-row>
          <table:table-cell table:style-name="Table1.A6" office:value-type="string">
            <text:p text:style-name="Table_20_Contents">Last-Modified</text:p>
          </table:table-cell>
          <table:table-cell table:style-name="Table1.B6" office:value-type="string">
            <text:p text:style-name="Table_20_Contents">The timestamp <text:span text:style-name="T30">when</text:span> the resource itself was modified last (in RFC1123 format).</text:p>
          </table:table-cell>
          <table:table-cell table:style-name="Table1.C6"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he ETag Header</text:h>
      <text:p text:style-name="Text_20_body">The ETag header is useful for validating the freshness of cached representations, as well as helping with conditional read and update operations (GET and PUT, respectively). <text:s/>Its value is an arbitrary string for the version of a representation. <text:s/>However, it also should be different for each format of a representation—the ETag for a JSON response will be different for the same resource represented in <text:soft-page-break/>XML. <text:s/>The value for the ETag header can be as simple as a hash of the underlying domain object (e.g. Object.hashcode() in Java) with the format included in the hash. <text:s/>It is recommended to return an ETag header for each GET (read) operation. <text:s/>Additionally, make sure to surround the ETag value in double quotes. <text:s/>For example:</text:p>
      <text:p text:style-name="P4">ETag: "686897696a7c876b7e"</text:p>
      <text:h text:style-name="P36"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text:span text:style-name="T30">and </text:span>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35" text:outline-level="1"/>
      <text:h text:style-name="P36" text:outline-level="1">Additional Resources</text:h>
      <text:h text:style-name="Heading_20_2" text:outline-level="2">Books</text:h>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2" text:outline-level="2">Websites</text:h>
      <text:p text:style-name="Text_20_body"><text:a xlink:type="simple" xlink:href="http://www.restapitutorial.com/">http://www.restapitutorial.com</text:a></text:p>
      <text:p text:style-name="Text_20_body"><text:a xlink:type="simple" xlink:href="http://www.toddfredrich.com/">http://www.toddfredrich.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ucida Sans2" svg:font-family="'Lucida Sans'"/>
    <style:font-face style:name="OpenSymbol" svg:font-family="OpenSymbol"/>
    <style:font-face style:name="Trebuchet MS" svg:font-family="'Trebuchet MS'"/>
    <style:font-face style:name="Lucida Grande" svg:font-family="'Lucida Grande'" style:font-family-generic="swiss"/>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6pt solid #000000" fo:border-bottom="none" style:shadow="none"/>
    </style:style>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4-01-10T12:07:28.790113767">01/10/14</text:date><text:tab/><text:a xlink:type="simple" xlink:href="http://Www.RestApiTutorial.com/">www.RestApiTutorial.com</text:a><text:tab/>Page <text:page-number text:select-page="current">4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4-01-10T12:07:28.698850000</dc:date>
    <meta:editing-duration>P7DT17H28M53S</meta:editing-duration>
    <meta:editing-cycles>773</meta:editing-cycles>
    <meta:generator>LibreOffice/4.1.4.2$MacOSX_x86 LibreOffice_project/0a0440ccc0227ad9829de5f46be37cfb6edcf72</meta:generator>
    <meta:document-statistic meta:table-count="3" meta:image-count="0" meta:object-count="0" meta:page-count="40" meta:paragraph-count="713" meta:word-count="13248" meta:character-count="88205" meta:non-whitespace-character-count="75367"/>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2</meta:user-defined>
    <meta:user-defined meta:name="w2e_MetaLanguage" meta:value-type="string">en</meta:user-defined>
    <meta:user-defined meta:name="w2e_MetaOriginalTitle" meta:value-type="string">RESTful Best Practices 1.2</meta:user-defined>
    <meta:user-defined meta:name="w2e_MetaPublisher" meta:value-type="string">Pearson eCollege</meta:user-defined>
    <meta:user-defined meta:name="w2e_MetaPublishingDate" meta:value-type="string">2012-05-29</meta:user-defined>
    <meta:user-defined meta:name="w2e_MetaTags" meta:value-type="string">web services, REST, API</meta:user-defined>
    <meta:user-defined meta:name="w2e_MetaTitle" meta:value-type="string">RESTful Best Practices: Recommendations for Creating Web Services (v1.2)</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